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font-name="Arial1" fo:font-size="20pt" fo:font-style="normal" style:text-underline-style="solid" style:text-underline-width="auto" style:text-underline-color="font-color" fo:font-weight="bold" fo:background-color="transparent"/>
    </style:style>
    <style:style style:name="P2" style:family="paragraph" style:parent-style-name="Text_20_body">
      <style:paragraph-properties fo:margin-top="0.423cm" fo:margin-bottom="0cm" fo:line-height="138%" style:writing-mode="lr-tb"/>
      <style:text-properties fo:font-variant="normal" fo:text-transform="none" fo:color="#000000" style:font-name="Arial1" fo:font-size="12pt" fo:font-style="normal" style:text-underline-style="solid" style:text-underline-width="auto" style:text-underline-color="font-color" fo:font-weight="normal" fo:background-color="transparent"/>
    </style:style>
    <style:style style:name="P3" style:family="paragraph" style:parent-style-name="Text_20_body" style:list-style-name="L4">
      <style:paragraph-properties fo:margin-top="0.423cm" fo:margin-bottom="0cm" fo:line-height="138%" fo:background-color="transparent" style:writing-mode="lr-tb">
        <style:background-image/>
      </style:paragraph-properties>
    </style:style>
    <style:style style:name="P4" style:family="paragraph" style:parent-style-name="Text_20_body" style:list-style-name="L1">
      <style:paragraph-properties fo:margin-top="0.423cm" fo:margin-bottom="0.42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/>
    </style:style>
    <style:style style:name="P5" style:family="paragraph" style:parent-style-name="Text_20_body" style:list-style-name="L5">
      <style:paragraph-properties fo:margin-top="0.423cm" fo:margin-bottom="0.42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style:paragraph-properties fo:margin-top="0.423cm" fo:margin-bottom="0.42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7" style:family="paragraph" style:parent-style-name="Text_20_body" style:list-style-name="L2">
      <style:paragraph-properties fo:margin-top="0.423cm" fo:margin-bottom="0.423cm" fo:line-height="138%" fo:background-color="transparent" style:writing-mode="lr-tb">
        <style:background-image/>
      </style:paragraph-properties>
    </style:style>
    <style:style style:name="P8" style:family="paragraph" style:parent-style-name="Text_20_body">
      <style:paragraph-properties fo:margin-top="0.423cm" fo:margin-bottom="0.423cm" fo:line-height="138%" style:writing-mode="lr-tb"/>
    </style:style>
    <style:style style:name="P9" style:family="paragraph" style:parent-style-name="Text_20_body">
      <style:paragraph-properties fo:margin-left="1.27cm" fo:margin-right="0cm" fo:margin-top="0.423cm" fo:margin-bottom="0.423cm" fo:line-height="138%" fo:text-indent="0cm" style:auto-text-indent="false" style:writing-mode="lr-tb"/>
    </style:style>
    <style:style style:name="P10" style:family="paragraph" style:parent-style-name="Text_20_body" style:list-style-name="L4">
      <style:paragraph-properties fo:margin-top="0cm" fo:margin-bottom="0.423cm" fo:line-height="138%" fo:background-color="transparent" style:writing-mode="lr-tb">
        <style:background-image/>
      </style:paragraph-properties>
    </style:style>
    <style:style style:name="T1" style:family="text">
      <style:text-properties fo:background-color="transparent"/>
    </style:style>
    <style:style style:name="T2" style:family="text">
      <style:text-properties style:font-name="Arial1" fo:font-size="11pt" fo:font-style="normal" fo:font-weight="bold" fo:background-color="transparent"/>
    </style:style>
    <style:style style:name="T3" style:family="text">
      <style:text-properties style:font-name="Arial1" fo:font-size="12pt" fo:font-style="normal" fo:font-weight="normal" fo:background-color="transparent"/>
    </style:style>
    <style:style style:name="T4" style:family="text">
      <style:text-properties fo:font-size="12pt" fo:font-weight="normal" fo:background-color="transparent"/>
    </style:style>
    <style:style style:name="T5" style:family="text">
      <style:text-properties fo:font-variant="normal" fo:text-transform="none" fo:color="#1155cc" style:text-line-through-style="none" style:font-name="Arial1" fo:font-size="12pt" fo:font-style="normal" style:text-underline-style="solid" style:text-underline-width="auto" style:text-underline-color="font-color" fo:font-weight="normal" style:text-blinking="false" fo:background-color="transparent"/>
    </style:style>
    <style:style style:name="T6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font-name="Arial1" fo:font-size="11pt" fo:font-style="normal" style:text-underline-style="solid" style:text-underline-width="auto" style:text-underline-color="font-color" fo:font-weight="normal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ccd7dd7a-7fff-2f63-4439-376cfeaabe85"/>Projet d’Électronique</text:p>
      <text:p text:style-name="P2">Liste des outils :</text:p>
      <text:p text:style-name="Text_20_body"/>
      <text:list xml:id="list3940957451570148851" text:style-name="L1">
        <text:list-item>
          <text:p text:style-name="P4"><text:span text:style-name="T4">Raspberry : </text:span><text:span text:style-name="T1">    </text:span></text:p>
        </text:list-item>
      </text:list>
      <text:p text:style-name="P9"><text:a xlink:type="simple" xlink:href="https://www.raspberrypi.org/documentation/hardware/raspberrypi/bcm2711/rpi_DATA_2711_1p0_preliminary.pdf" text:style-name="Internet_20_link" text:visited-style-name="Visited_20_Internet_20_Link"><text:span text:style-name="T5">https://www.raspberrypi.org/documentation/hardware/raspberrypi/bcm2711/rpi_DATA_2711_1p0_preliminary.pdf</text:span></text:a></text:p>
      <text:p text:style-name="P9"><text:a xlink:type="simple" xlink:href="https://www.raspberrypi.org/documentation/hardware/raspberrypi/schematics/rpi_SCH_4b_4p0_reduced.pdf" text:style-name="Internet_20_link" text:visited-style-name="Visited_20_Internet_20_Link"><text:span text:style-name="T5">https://www.raspberrypi.org/documentation/hardware/raspberrypi/schematics/rpi_SCH_4b_4p0_reduced.pdf<text:line-break/></text:span></text:a><text:span text:style-name="T7">    </text:span></text:p>
      <text:list xml:id="list3598219055426104516" text:style-name="L2">
        <text:list-item>
          <text:p text:style-name="P7"><text:span text:style-name="T7">    </text:span><text:span text:style-name="T8">Ecran LK-OLED1 : </text:span><text:span text:style-name="T9">    </text:span><text:a xlink:type="simple" xlink:href="https://projetsdiy.fr/ssd1306-mini-ecran-oled-i2c-128x64-arduino/" text:style-name="Internet_20_link" text:visited-style-name="Visited_20_Internet_20_Link"><text:span text:style-name="T5">https://projetsdiy.fr/ssd1306-mini-ecran-oled-i2c-128x64-arduino/</text:span></text:a></text:p>
        </text:list-item>
      </text:list>
      <text:p text:style-name="P9"><text:a xlink:type="simple" xlink:href="https://www.futura-sciences.com/tech/definitions/technologie-oled-2900/" text:style-name="Internet_20_link" text:visited-style-name="Visited_20_Internet_20_Link"><text:span text:style-name="T5">https://www.futura-sciences.com/tech/definitions/technologie-oled-2900/</text:span></text:a><text:a xlink:type="simple" xlink:href="https://www.futura-sciences.com/tech/definitions/technologie-oled-2900/" text:style-name="Internet_20_link" text:visited-style-name="Visited_20_Internet_20_Link"><text:span text:style-name="T8"><text:line-break/></text:span></text:a><text:span text:style-name="T7">    </text:span></text:p>
      <text:list xml:id="list519286247832359578" text:style-name="L3">
        <text:list-item>
          <text:p text:style-name="P6"><text:span text:style-name="T1">    </text:span><text:span text:style-name="T3">LiPo Rider Pro </text:span><text:span text:style-name="T2">    </text:span></text:p>
        </text:list-item>
      </text:list>
      <text:p text:style-name="P9"><text:a xlink:type="simple" xlink:href="https://www.digikey.com/htmldatasheets/production/1823661/0/0/1/lipo-rider-pro.html" text:style-name="Internet_20_link" text:visited-style-name="Visited_20_Internet_20_Link"><text:span text:style-name="T6">https://www.digikey.com/htmldatasheets/production/1823661/0/0/1/lipo-rider-pro.html</text:span></text:a></text:p>
      <text:p text:style-name="P9"><text:a xlink:type="simple" xlink:href="https://www.verical.com/datasheet/seeed-development-limited--power-management-development-tools-106990008-5051376.pdf" text:style-name="Internet_20_link" text:visited-style-name="Visited_20_Internet_20_Link"><text:span text:style-name="T6">https://www.verical.com/datasheet/seeed-development-limited--power-management-development-tools-106990008-5051376.pdf<text:line-break/></text:span></text:a><text:span text:style-name="T7">    </text:span></text:p>
      <text:list xml:id="list2456905620646371079" text:style-name="L4">
        <text:list-item>
          <text:p text:style-name="P3"><text:span text:style-name="T7">    </text:span><text:span text:style-name="T8">Batterie Lithium </text:span><text:span text:style-name="T10">: </text:span><text:a xlink:type="simple" xlink:href="https://www.ineltro.ch/media/downloads/SAAItem/45/45958/36e3e7f3-2049-4adb-a2a7-79c654d92915.pdf" text:style-name="Internet_20_link" text:visited-style-name="Visited_20_Internet_20_Link"><text:span text:style-name="T6">https://www.ineltro.ch/media/downloads/SAAItem/45/45958/36e3e7f3-2049-4adb-a2a7-79c654d92915.pdf</text:span></text:a></text:p>
        </text:list-item>
        <text:list-item>
          <text:p text:style-name="P10"><text:span text:style-name="T10">Rj45 PoE : </text:span><text:a xlink:type="simple" xlink:href="https://www.nexans.fr/eservice/France-fr_FR/fileLibrary/Download_540329718/France/files/High%20Power%20PoE_FR_1.pdf" text:style-name="Internet_20_link" text:visited-style-name="Visited_20_Internet_20_Link"><text:span text:style-name="T6">https://www.nexans.fr/eservice/France-fr_FR/fileLibrary/Download_540329718/France/files/High%20Power%20PoE_FR_1.pdf</text:span></text:a></text:p>
        </text:list-item>
      </text:list>
      <text:p text:style-name="P8"><text:a xlink:type="simple" xlink:href="https://iotindustriel.com/tendances-de-liot-industriel/6-pratiques-pour-eviter-la-surchauffe-du-cablage-poe/" text:style-name="Internet_20_link" text:visited-style-name="Visited_20_Internet_20_Link"><text:span text:style-name="T6">https://iotindustriel.com/tendances-de-liot-industriel/6-pratiques-pour-eviter-la-surchauffe-du-cablage-poe/</text:span></text:a></text:p>
      <text:p text:style-name="P9"><text:soft-page-break/><text:a xlink:type="simple" xlink:href="https://www.blackbox.fr/fr-fr/page/46417/Information/Technique/black-box-explique/Cablage-cuivre/Choisir-le-cable-adequat-pour-le-PoE" text:style-name="Internet_20_link" text:visited-style-name="Visited_20_Internet_20_Link"><text:span text:style-name="T6">https://www.blackbox.fr/fr-fr/page/46417/Information/Technique/black-box-explique/Cablage-cuivre/Choisir-le-cable-adequat-pour-le-PoE</text:span></text:a></text:p>
      <text:list xml:id="list8596481305862179953" text:style-name="L5">
        <text:list-item>
          <text:p text:style-name="P5">Liaison série UART </text:p>
        </text:list-item>
      </text:list>
      <text:p text:style-name="P9"><text:a xlink:type="simple" xlink:href="https://reds.heig-vd.ch/share/cours/IFS/labo/Lab5_com_uart.pdf" text:style-name="Internet_20_link" text:visited-style-name="Visited_20_Internet_20_Link"><text:span text:style-name="T6">https://reds.heig-vd.ch/share/cours/IFS/labo/Lab5_com_uart.pdf</text:span></text:a></text:p>
      <text:p text:style-name="P9"><text:a xlink:type="simple" xlink:href="https://www.codrey.com/embedded-systems/uart-serial-communication-rs232/" text:style-name="Internet_20_link" text:visited-style-name="Visited_20_Internet_20_Link"><text:span text:style-name="T6">https://www.codrey.com/embedded-systems/uart-serial-communication-rs232/</text:span></text:a></text:p>
      <text:p text:style-name="Text_20_body"><text:span text:style-name="T11">Exemple de programmation : </text:span><text:a xlink:type="simple" xlink:href="https://www.technologuepro.com/microprocesseur/interface-serie-8250-16550.htm" text:style-name="Internet_20_link" text:visited-style-name="Visited_20_Internet_20_Link"><text:span text:style-name="T6">https://www.technologuepro.com/microprocesseur/interface-serie-8250-16550.htm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7T11:54:49.85</meta:creation-date>
    <meta:document-statistic meta:table-count="0" meta:image-count="0" meta:object-count="0" meta:page-count="2" meta:paragraph-count="18" meta:word-count="47" meta:character-count="1408"/>
    <dc:date>2021-06-07T11:55:19.72</dc:date>
    <meta:editing-duration>PT30S</meta:editing-duration>
    <meta:editing-cycles>1</meta:editing-cycles>
    <meta:generator>OpenOffice/4.1.7$Win32 OpenOffice.org_project/417m1$Build-9800</meta:generator>
  </office:meta>
</office:document-meta>
</file>